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2.937cm"/>
    </style:style>
    <style:style style:name="Table1.E" style:family="table-column">
      <style:table-column-properties style:column-width="2.566cm"/>
    </style:style>
    <style:style style:name="Table1.F" style:family="table-column">
      <style:table-column-properties style:column-width="1.8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3" style:family="paragraph" style:parent-style-name="Standard">
      <style:paragraph-properties fo:line-height="100%" fo:orphans="0" fo:widows="0"/>
      <style:text-properties style:font-name="Trebuchet MS" fo:font-size="12pt" style:font-name-asian="Trebuchet MS1" style:font-size-asian="12pt" style:font-name-complex="Trebuchet MS1" style:font-size-complex="12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text-align="justify" style:justify-single-word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Trebuchet MS" fo:font-size="12pt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Trebuchet MS" fo:font-size="12pt" style:font-name-asian="Trebuchet MS1" style:font-size-asian="12pt" style:font-name-complex="Trebuchet MS1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666666" style:font-name="Trebuchet MS" style:font-name-asian="Trebuchet MS1" style:font-name-complex="Trebuchet MS1"/>
    </style:style>
    <style:style style:name="P10" style:family="paragraph" style:parent-style-name="Standard">
      <style:paragraph-properties fo:text-align="justify" style:justify-single-word="false"/>
      <style:text-properties fo:color="#666666" style:font-name="Trebuchet MS" fo:font-size="10pt" style:font-name-asian="Trebuchet MS1" style:font-size-asian="10pt" style:font-name-complex="Trebuchet MS1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222222" style:font-name="Trebuchet MS" fo:font-size="14pt" fo:background-color="#ffffff" style:font-name-asian="Trebuchet MS1" style:font-size-asian="14pt" style:font-name-complex="Trebuchet MS1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14" style:family="paragraph" style:parent-style-name="Standard" style:master-page-name="Standard">
      <style:paragraph-properties fo:text-align="justify" style:justify-single-word="false" style:page-number="1"/>
      <style:text-properties style:font-name="Trebuchet MS" fo:font-size="14pt" officeooo:rsid="000970a4" officeooo:paragraph-rsid="000970a4" style:font-name-asian="Trebuchet MS1" style:font-size-asian="14pt" style:font-name-complex="Trebuchet MS1" style:font-size-complex="14pt"/>
    </style:style>
    <style:style style:name="T1" style:family="text">
      <style:text-properties style:font-name="Trebuchet MS" fo:font-size="14pt" style:font-name-asian="Trebuchet MS1" style:font-size-asian="14pt" style:font-name-complex="Trebuchet MS1" style:font-size-complex="14pt"/>
    </style:style>
    <style:style style:name="T2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3" style:family="text">
      <style:text-properties style:font-name="Trebuchet MS" fo:font-size="12pt" style:font-name-asian="Trebuchet MS1" style:font-size-asian="12pt" style:font-name-complex="Trebuchet MS1" style:font-size-complex="12pt"/>
    </style:style>
    <style:style style:name="T4" style:family="text">
      <style:text-properties fo:color="#666666" style:font-name="Trebuchet MS" style:font-name-asian="Trebuchet MS1" style:font-name-complex="Trebuchet MS1"/>
    </style:style>
    <style:style style:name="T5" style:family="text">
      <style:text-properties fo:color="#666666" style:font-name="Trebuchet MS" fo:font-size="14pt" style:font-name-asian="Trebuchet MS1" style:font-size-asian="14pt" style:font-name-complex="Trebuchet MS1" style:font-size-complex="14pt"/>
    </style:style>
    <style:style style:name="T6" style:family="text">
      <style:text-properties fo:color="#1155cc" style:font-name="Trebuchet MS" fo:font-size="14pt" style:text-underline-style="solid" style:text-underline-width="auto" style:text-underline-color="font-color" style:font-name-asian="Trebuchet MS1" style:font-size-asian="14pt" style:font-name-complex="Trebuchet MS1" style:font-size-complex="14pt"/>
    </style:style>
    <style:style style:name="T7" style:family="text">
      <style:text-properties fo:color="#222222" fo:font-size="12pt" fo:font-weight="bold" fo:background-color="#ffffff" loext:char-shading-value="0" style:font-size-asian="12pt" style:font-weight-asian="bold" style:font-size-complex="12pt"/>
    </style:style>
    <style:style style:name="T8" style:family="text">
      <style:text-properties fo:color="#222222" style:font-name="Trebuchet MS" fo:font-size="14pt" fo:background-color="#ffffff" loext:char-shading-value="0" style:font-name-asian="Trebuchet MS1" style:font-size-asian="14pt" style:font-name-complex="Trebuchet MS1" style:font-size-complex="14pt"/>
    </style:style>
    <style:style style:name="T9" style:family="text">
      <style:text-properties fo:color="#222222" style:font-name="Trebuchet MS" fo:font-size="12pt" fo:background-color="#f8f9fa" loext:char-shading-value="0" style:font-name-asian="Trebuchet MS1" style:font-size-asian="12pt" style:font-name-complex="Trebuchet M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4">Test case 4 business logic of the APP (native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Title</text:p>
          </table:table-cell>
          <table:table-cell table:style-name="Table1.A1" office:value-type="string">
            <text:p text:style-name="P13">Procedure</text:p>
          </table:table-cell>
          <table:table-cell table:style-name="Table1.A1" office:value-type="string">
            <text:p text:style-name="P13">Expected result</text:p>
          </table:table-cell>
          <table:table-cell table:style-name="Table1.A1" office:value-type="string">
            <text:p text:style-name="P13">Actual result</text:p>
          </table:table-cell>
          <table:table-cell table:style-name="Table1.A1" office:value-type="string">
            <text:p text:style-name="P7">Status(Pass/Fail)</text:p>
          </table:table-cell>
        </table:table-row>
        <table:table-row table:style-name="Table1.1"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Buy “Horticulturist Kit” with a valid data</text:p>
          </table:table-cell>
          <table:table-cell table:style-name="Table1.A1" office:value-type="string">
            <text:p text:style-name="P13">1.Open the app;</text:p>
            <text:p text:style-name="P13">2.Tap a shop button;</text:p>
            <text:p text:style-name="P13">3.Tap icon “54,99 грн.”;</text:p>
            <text:p text:style-name="P13">4.Tap “add bank card”</text:p>
            <text:p text:style-name="P13">5.Insert valid card number;</text:p>
            <text:p text:style-name="P13">6.Insert valid expires end month and year;</text:p>
            <text:p text:style-name="P13">7.Insert valid CVC code;</text:p>
            <text:p text:style-name="P13">8.Tap Save;</text:p>
            <text:p text:style-name="P13">9.Tap buy button;</text:p>
            <text:p text:style-name="P13">10. Insert valid card password;</text:p>
            <text:p text:style-name="P5"><text:span text:style-name="T3">11.</text:span><text:span text:style-name="T9">Check the purchase</text:span><text:span text:style-name="T3">. <text:s text:c="2"/></text:span></text:p>
          </table:table-cell>
          <table:table-cell table:style-name="Table1.A1" office:value-type="string">
            <text:p text:style-name="P13">Buy some goods in the app.</text:p>
          </table:table-cell>
          <table:table-cell table:style-name="Table1.A1" office:value-type="string">
            <text:p text:style-name="P13">Purchase made successfully. </text:p>
          </table:table-cell>
          <table:table-cell table:style-name="Table1.A1" office:value-type="string">
            <text:p text:style-name="P13">Pass</text:p>
          </table:table-cell>
        </table:table-row>
        <table:table-row table:style-name="Table1.1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Buy “Horticulturist Kit” with invalid credit card number</text:p>
          </table:table-cell>
          <table:table-cell table:style-name="Table1.A1" office:value-type="string">
            <text:p text:style-name="P3">1.Open the app;</text:p>
            <text:p text:style-name="P3">2.Tap a shop button;</text:p>
            <text:p text:style-name="P3">3.Tap icon “54,99 грн.”;</text:p>
            <text:p text:style-name="P3">4.Tap “add bank card”</text:p>
            <text:p text:style-name="P3">5.Insert invalid card number.</text:p>
          </table:table-cell>
          <table:table-cell table:style-name="Table1.A1" office:value-type="string">
            <text:p text:style-name="P3">Save button must be disabled.</text:p>
          </table:table-cell>
          <table:table-cell table:style-name="Table1.A1" office:value-type="string">
            <text:p text:style-name="P3">Purchase made unsuccessfully as expected. </text:p>
          </table:table-cell>
          <table:table-cell table:style-name="Table1.A1" office:value-type="string">
            <text:p text:style-name="P3">Pass</text:p>
          </table:table-cell>
        </table:table-row>
        <table:table-row table:style-name="Table1.1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Buy “Horticulturist Kit” with a valid data</text:p>
          </table:table-cell>
          <table:table-cell table:style-name="Table1.A1" office:value-type="string">
            <text:p text:style-name="P3">1.Open the app;</text:p>
            <text:p text:style-name="P3">2.Tap a shop button;</text:p>
            <text:p text:style-name="P3">3.Tap icon “54,99 грн.”;</text:p>
            <text:p text:style-name="P3">4.Tap “add bank card”</text:p>
            <text:p text:style-name="P3">5.Insert valid card number;</text:p>
            <text:p text:style-name="P3">6.Insert invalid expires end month and year.</text:p>
          </table:table-cell>
          <table:table-cell table:style-name="Table1.A1" office:value-type="string">
            <text:p text:style-name="P3">Save button must be disabled.</text:p>
            <text:p text:style-name="P3"/>
          </table:table-cell>
          <table:table-cell table:style-name="Table1.A1" office:value-type="string">
            <text:p text:style-name="P3">Purchase made unsuccessfully as expected. </text:p>
          </table:table-cell>
          <table:table-cell table:style-name="Table1.A1" office:value-type="string">
            <text:p text:style-name="P3">Pass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Buy “Horticulturist Kit” with invalid CVC code</text:p>
          </table:table-cell>
          <table:table-cell table:style-name="Table1.A1" office:value-type="string">
            <text:p text:style-name="P3">1.Open the app;</text:p>
            <text:p text:style-name="P3">2.Tap a shop button;</text:p>
            <text:p text:style-name="P3">3.Tap icon “54,99 грн.”;</text:p>
            <text:p text:style-name="P3">4.Tap “add bank card”</text:p>
            <text:p text:style-name="P3">5.Insert valid card number;</text:p>
            <text:p text:style-name="P3">6.Insert valid expires end month and year;</text:p>
            <text:p text:style-name="P3">7.Insert invalid CVC code.</text:p>
            <text:p text:style-name="P3">8.Tap Save.</text:p>
          </table:table-cell>
          <table:table-cell table:style-name="Table1.A1" office:value-type="string">
            <text:p text:style-name="P3">Purchase be declined. Get request to insert valid data.</text:p>
          </table:table-cell>
          <table:table-cell table:style-name="Table1.A1" office:value-type="string">
            <text:p text:style-name="P3">Purchase made unsuccessfully as expected. </text:p>
          </table:table-cell>
          <table:table-cell table:style-name="Table1.A1" office:value-type="string">
            <text:p text:style-name="P3">Pass</text:p>
          </table:table-cell>
        </table:table-row>
        <table:table-row table:style-name="Table1.1"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Buy “Horticulturist Kit” with invalid card password</text:p>
          </table:table-cell>
          <table:table-cell table:style-name="Table1.A1" office:value-type="string">
            <text:p text:style-name="P3">1.Open the app;</text:p>
            <text:p text:style-name="P3">2.Tap a shop button;</text:p>
            <text:p text:style-name="P3">3.Tap icon “54,99 грн.”;</text:p>
            <text:p text:style-name="P3">4.Tap “add bank card”</text:p>
            <text:p text:style-name="P3">5.Insert valid card number;</text:p>
            <text:p text:style-name="P3">6.Insert valid expires end month and year;</text:p>
            <text:p text:style-name="P3">7.Insert valid CVC code;</text:p>
            <text:p text:style-name="P3">8.Tap Save;</text:p>
            <text:p text:style-name="P3">9.Tap buy button;</text:p>
            <text:p text:style-name="P3">10. Insert invalid card password;</text:p>
          </table:table-cell>
          <table:table-cell table:style-name="Table1.A1" office:value-type="string">
            <text:p text:style-name="P3">Purchase be declined. Get request to insert valid data.</text:p>
          </table:table-cell>
          <table:table-cell table:style-name="Table1.A1" office:value-type="string">
            <text:p text:style-name="P3">Purchase made unsuccessfully as expected. </text:p>
          </table:table-cell>
          <table:table-cell table:style-name="Table1.A1" office:value-type="string">
            <text:p text:style-name="P3">Pass</text:p>
          </table:table-cell>
        </table:table-row>
        <table:table-row table:style-name="Table1.1"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Buy “Horticulturist Kit” with a valid data &amp; no funds.</text:p>
          </table:table-cell>
          <table:table-cell table:style-name="Table1.A1" office:value-type="string">
            <text:p text:style-name="P3">1.Open the app;</text:p>
            <text:p text:style-name="P3">2.Tap a shop button;</text:p>
            <text:p text:style-name="P3">3.Tap icon “54,99 грн.”;</text:p>
            <text:p text:style-name="P3">4.Tap “add bank card”</text:p>
            <text:p text:style-name="P3">5.Insert valid card number;</text:p>
            <text:p text:style-name="P3">6.Insert valid expires end month and year;</text:p>
            <text:p text:style-name="P3">7.Insert valid CVC code;</text:p>
            <text:p text:style-name="P3"><text:soft-page-break/>8.Tap Save;</text:p>
            <text:p text:style-name="P3">9.Tap buy button;</text:p>
            <text:p text:style-name="P3">10. Insert valid card password;</text:p>
            <text:p text:style-name="P4"><text:span text:style-name="T3">11.</text:span><text:span text:style-name="T9">Check the purchase</text:span><text:span text:style-name="T3">.</text:span></text:p>
          </table:table-cell>
          <table:table-cell table:style-name="Table1.A1" office:value-type="string">
            <text:p text:style-name="P3">Purchase declined. Get message “no funds”</text:p>
          </table:table-cell>
          <table:table-cell table:style-name="Table1.A1" office:value-type="string">
            <text:p text:style-name="P3">Purchase made unsuccessfully as expected.Get message.</text:p>
          </table:table-cell>
          <table:table-cell table:style-name="Table1.A1" office:value-type="string">
            <text:p text:style-name="P3">Pass</text:p>
          </table:table-cell>
        </table:table-row>
        <table:table-row table:style-name="Table1.1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Buy “Horticulturist Kit” with a valid data &amp; set limit “54 грн.” to buy.</text:p>
          </table:table-cell>
          <table:table-cell table:style-name="Table1.A1" office:value-type="string">
            <text:p text:style-name="P3">1.Open the app;</text:p>
            <text:p text:style-name="P3">2.Tap a shop button;</text:p>
            <text:p text:style-name="P3">3.Tap icon “54,99 грн.”;</text:p>
            <text:p text:style-name="P3">4.Tap “add bank card”</text:p>
            <text:p text:style-name="P3">5.Insert valid card number;</text:p>
            <text:p text:style-name="P3">6.Insert valid expires end month and year;</text:p>
            <text:p text:style-name="P3">7.Insert valid CVC code;</text:p>
            <text:p text:style-name="P3">8.Tap Save;</text:p>
            <text:p text:style-name="P3">9.Tap buy button;</text:p>
            <text:p text:style-name="P3">10. Insert valid card password;</text:p>
            <text:p text:style-name="P4"><text:span text:style-name="T3">11.</text:span><text:span text:style-name="T9">Check the purchase</text:span><text:span text:style-name="T3">.</text:span></text:p>
          </table:table-cell>
          <table:table-cell table:style-name="Table1.A1" office:value-type="string">
            <text:p text:style-name="P3">Purchase declined. Get report that purchase was refused.</text:p>
          </table:table-cell>
          <table:table-cell table:style-name="Table1.A1" office:value-type="string">
            <text:p text:style-name="P3">Purchase made unsuccessfully as expected.</text:p>
            <text:p text:style-name="P3">Get message.</text:p>
          </table:table-cell>
          <table:table-cell table:style-name="Table1.A1" office:value-type="string">
            <text:p text:style-name="P3">Pass</text:p>
          </table:table-cell>
        </table:table-row>
        <table:table-row table:style-name="Table1.1"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Buy “Horticulturist Kit” with valid but expired credit card.</text:p>
          </table:table-cell>
          <table:table-cell table:style-name="Table1.A1" office:value-type="string">
            <text:p text:style-name="P3">1.Open the app;</text:p>
            <text:p text:style-name="P3">2.Tap a shop button;</text:p>
            <text:p text:style-name="P3">3.Tap icon “54,99 грн.”;</text:p>
            <text:p text:style-name="P3">4.Tap “add bank card”</text:p>
            <text:p text:style-name="P3">5.Insert expired card number.</text:p>
            <text:p text:style-name="P3"/>
          </table:table-cell>
          <table:table-cell table:style-name="Table1.A1" office:value-type="string">
            <text:p text:style-name="P3">Save button must be disabled.</text:p>
          </table:table-cell>
          <table:table-cell table:style-name="Table1.A1" office:value-type="string">
            <text:p text:style-name="P3">Can’t save credit card number.</text:p>
          </table:table-cell>
          <table:table-cell table:style-name="Table1.A1" office:value-type="string">
            <text:p text:style-name="P3">Pass</text:p>
          </table:table-cell>
        </table:table-row>
        <table:table-row table:style-name="Table1.1"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Buy “Horticulturist Kit” with a valid data but with “shared way of buying” option. Need purchase confirmation.</text:p>
          </table:table-cell>
          <table:table-cell table:style-name="Table1.A1" office:value-type="string">
            <text:p text:style-name="P3">1.Following the Google instruction create shared way of buying</text:p>
            <text:p text:style-name="P3">2.Open the app;</text:p>
            <text:p text:style-name="P3">3.Tap a shop button;</text:p>
            <text:p text:style-name="P3">4.Tap icon “54,99 грн.”;</text:p>
            <text:p text:style-name="P3">5.Choose shared <text:soft-page-break/>way of buying;</text:p>
            <text:p text:style-name="P3">6. Insert valid card password;</text:p>
            <text:p text:style-name="P4"><text:span text:style-name="T3">7.</text:span><text:span text:style-name="T9">Check the purchase</text:span><text:span text:style-name="T3">. <text:s text:c="2"/></text:span></text:p>
          </table:table-cell>
          <table:table-cell table:style-name="Table1.A1" office:value-type="string">
            <text:p text:style-name="P3">Buy some goods in the app.</text:p>
          </table:table-cell>
          <table:table-cell table:style-name="Table1.A1" office:value-type="string">
            <text:p text:style-name="P3">Purchase made successfully. </text:p>
          </table:table-cell>
          <table:table-cell table:style-name="Table1.A1" office:value-type="string">
            <text:p text:style-name="P3">Pass</text:p>
          </table:table-cell>
        </table:table-row>
        <table:table-row table:style-name="Table1.1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Buy “Horticulturist Kit” with a valid data but with “shared way of buying” option. Need purchase confirmation.</text:p>
          </table:table-cell>
          <table:table-cell table:style-name="Table1.A1" office:value-type="string">
            <text:p text:style-name="P3">1.Open the app;</text:p>
            <text:p text:style-name="P3">2.Tap a shop button;</text:p>
            <text:p text:style-name="P3">3.Tap icon “54,99 грн.”;</text:p>
            <text:p text:style-name="P3">4.Choose shared way of buying;</text:p>
            <text:p text:style-name="P3">5. Insert invalid card password.</text:p>
          </table:table-cell>
          <table:table-cell table:style-name="Table1.A1" office:value-type="string">
            <text:p text:style-name="P3">Purchase must be declined. Get request to insert valid data.</text:p>
          </table:table-cell>
          <table:table-cell table:style-name="Table1.A1" office:value-type="string">
            <text:p text:style-name="P3">Purchase made unsuccessfully as expected. </text:p>
          </table:table-cell>
          <table:table-cell table:style-name="Table1.A1" office:value-type="string">
            <text:p text:style-name="P3">Pass</text:p>
            <text:p text:style-name="P3"/>
            <text:p text:style-name="P3"/>
          </table:table-cell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style:font-name="Trebuchet MS" fo:font-family="'Trebuchet MS'" style:font-family-generic="roman" style:font-pitch="variable" fo:font-size="14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4pt" style:font-name-complex="Trebuchet MS1" style:font-family-complex="'Trebuchet MS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 LibreOffice_project/efb621ed25068d70781dc026f7e9c5187a4decd1</meta:generator>
    <dc:date>2019-08-06T17:46:24.931000000</dc:date>
    <meta:editing-duration>PT2M35S</meta:editing-duration>
    <meta:editing-cycles>1</meta:editing-cycles>
    <meta:document-statistic meta:table-count="1" meta:image-count="0" meta:object-count="0" meta:page-count="4" meta:paragraph-count="137" meta:word-count="577" meta:character-count="3489" meta:non-whitespace-character-count="3036"/>
  </office:meta>
</office:document-meta>
</file>